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text-position="sub 58%" fo:font-size="18pt" fo:language="fi" fo:country="FI" fo:font-weight="bold" style:font-size-asian="18pt" style:language-asian="id" style:country-asian="ID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fi" fo:country="FI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language="fi" fo:country="FI"/>
    </style:style>
    <style:style style:name="P5" style:family="paragraph" style:parent-style-name="Standard">
      <style:paragraph-properties fo:line-height="150%" fo:text-align="justify" style:justify-single-word="false"/>
      <style:text-properties fo:font-size="1pt" fo:language="es" fo:country="ES" style:font-size-asian="1pt"/>
    </style:style>
    <style:style style:name="P6" style:family="paragraph" style:parent-style-name="Standard">
      <style:paragraph-properties fo:line-height="150%" fo:text-align="justify" style:justify-single-word="false"/>
      <style:text-properties fo:font-size="3pt" fo:language="fi" fo:country="FI" style:font-size-asian="3pt"/>
    </style:style>
    <style:style style:name="P7" style:family="paragraph" style:parent-style-name="Standard">
      <style:paragraph-properties fo:line-height="150%" fo:text-align="justify" style:justify-single-word="false"/>
      <style:text-properties fo:language="es" fo:country="ES"/>
    </style:style>
    <style:style style:name="P8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officeooo:paragraph-rsid="000d5869"/>
    </style:style>
    <style:style style:name="P11" style:family="paragraph" style:parent-style-name="Standard">
      <style:paragraph-properties fo:margin-left="9.049cm" fo:margin-right="0cm" fo:line-height="150%" fo:text-align="center" style:justify-single-word="false" fo:text-indent="0cm" style:auto-text-indent="false"/>
      <style:text-properties fo:language="id" fo:country="ID"/>
    </style:style>
    <style:style style:name="P12" style:family="paragraph" style:parent-style-name="Standard" style:list-style-name="" style:master-page-name="Standard">
      <style:paragraph-properties fo:line-height="150%" fo:text-align="center" style:justify-single-word="false" style:page-number="auto"/>
      <style:text-properties style:text-position="sub 58%" fo:font-size="20pt" fo:language="fi" fo:country="FI" fo:font-weight="bold" style:font-size-asian="20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language="es" fo:country="ES"/>
    </style:style>
    <style:style style:name="P14" style:family="paragraph" style:parent-style-name="Standard">
      <style:paragraph-properties fo:line-height="150%" fo:text-align="justify" style:justify-single-word="false"/>
      <style:text-properties fo:language="fi" fo:country="FI"/>
    </style:style>
    <style:style style:name="P1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fo:language="fi" fo:country="FI"/>
    </style:style>
    <style:style style:name="P16" style:family="paragraph" style:parent-style-name="Standard" style:list-style-name="">
      <style:paragraph-properties fo:margin-left="9.049cm" fo:margin-right="0cm" fo:line-height="150%" fo:text-align="center" style:justify-single-word="false" fo:text-indent="-0.296cm" style:auto-text-indent="false"/>
    </style:style>
    <style:style style:name="P17" style:family="paragraph" style:parent-style-name="Standard" style:list-style-name="" style:master-page-name="">
      <loext:graphic-properties draw:fill="none"/>
      <style:paragraph-properties fo:margin-left="8.2cm" fo:margin-right="0cm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9.107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s" fo:country="ES"/>
    </style:style>
    <style:style style:name="T2" style:family="text">
      <style:text-properties fo:language="fi" fo:country="FI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normal" style:font-weight-asian="normal" style:font-weight-complex="normal"/>
    </style:style>
    <style:style style:name="T5" style:family="text">
      <style:text-properties fo:language="id" fo:country="ID" fo:font-weight="normal" officeooo:rsid="00123c29" style:font-weight-asian="normal" style:font-weight-complex="normal"/>
    </style:style>
    <style:style style:name="T6" style:family="text">
      <style:text-properties fo:language="id" fo:country="ID" officeooo:rsid="000d5869"/>
    </style:style>
    <style:style style:name="T7" style:family="text">
      <style:text-properties fo:language="id" fo:country="ID" officeooo:rsid="001039d5"/>
    </style:style>
    <style:style style:name="T8" style:family="text">
      <style:text-properties fo:language="id" fo:country="ID" officeooo:rsid="00123c29"/>
    </style:style>
    <style:style style:name="T9" style:family="text">
      <style:text-properties style:font-name="Liberation Serif" fo:font-size="12pt" fo:language="id" fo:country="ID" fo:font-weight="normal" officeooo:rsid="00036675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Liberation Serif" fo:font-size="12pt" fo:language="id" fo:country="ID" fo:font-weight="normal" officeooo:rsid="00123c29" style:font-size-asian="12pt" style:font-weight-asian="normal" style:font-name-complex="Times New Roman1" style:font-size-complex="12pt" style:font-weight-complex="normal"/>
    </style:style>
    <style:style style:name="T11" style:family="text">
      <style:text-properties officeooo:rsid="000e842f"/>
    </style:style>
    <style:style style:name="T12" style:family="text">
      <style:text-properties officeooo:rsid="00123c29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23c29"/>
    </style:style>
    <style:style style:name="gr1" style:family="graphic">
      <style:graphic-properties draw:stroke="solid" svg:stroke-width="0.035cm" svg:stroke-color="#000000" draw:stroke-linejoin="miter" draw:fill="solid" draw:fill-color="#ffffff" draw:textarea-vertical-align="top" draw:auto-grow-height="false" fo:min-height="22.297cm" fo:min-width="16.014cm" fo:padding-top="0.125cm" fo:padding-bottom="0.125cm" fo:padding-left="0.25cm" fo:padding-right="0.25cm" fo:wrap-option="wrap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custom-shape text:anchor-type="paragraph" draw:z-index="0" draw:name="graphic1" draw:style-name="gr1" draw:text-style-name="P18" svg:width="16.514cm" svg:height="22.547cm" svg:x="-1.58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URAT KEABSAHAN ABS<text:span text:style-name="T12">TR</text:span>AK BAHASA INGGRIS</text:h>
      <text:p text:style-name="P2"><draw:line text:anchor-type="paragraph" draw:z-index="1" draw:name="graphic2" draw:style-name="gr2" draw:text-style-name="P19" svg:x1="-1.584cm" svg:y1="0.054cm" svg:x2="14.93cm" svg:y2="0.055cm"><text:p/></draw:line></text:p>
      <text:p text:style-name="P3"/>
      <text:p text:style-name="P7">Yang bertanda tangan dibawah ini :</text:p>
      <text:p text:style-name="P5"/>
      <text:p text:style-name="P15">Nama<text:tab/><text:tab/>: <text:span text:style-name="T12">Pupu Puspitasari</text:span>, S.Pd</text:p>
      <text:p text:style-name="P9"><text:span text:style-name="T2">Pendidikan<text:tab/>: </text:span><text:span text:style-name="T7">Universitas </text:span><text:span text:style-name="T8">Banten Jaya</text:span></text:p>
      <text:p text:style-name="P4"/>
      <text:p text:style-name="P4">Menyatakan dengan sebenarnya bahwa mahasiswa dibawah ini :</text:p>
      <text:p text:style-name="P6"/>
      <text:p text:style-name="P9"><text:span text:style-name="T2">Nama<text:tab/><text:tab/>: </text:span><text:span text:style-name="T5">Firhan Adnan Sofyan Denoor</text:span></text:p>
      <text:p text:style-name="P10"><text:span text:style-name="T2">NIM<text:tab/><text:tab/>: </text:span><text:span text:style-name="T10">1101151316</text:span></text:p>
      <text:p text:style-name="P9"><text:span text:style-name="T1">Jurusan <text:tab/>: </text:span>Teknik Informatika</text:p>
      <text:p text:style-name="P9"><text:span text:style-name="T1">Jenjang<text:tab/>: </text:span><text:span text:style-name="T3">Strata 1 (S1)</text:span></text:p>
      <text:p text:style-name="P7"/>
      <text:p text:style-name="P7">Telah membuat abstrak berbahasa inggris sesuai dengan kaidah atau tata bahasa inggris yang baik dan benar.</text:p>
      <text:p text:style-name="P7"/>
      <text:p text:style-name="P7">Demikian surat pernyataan ini dibuat dengan sebenarnya untuk dipergunakan sebagaimana mestinya.</text:p>
      <text:p text:style-name="P7"/>
      <text:p text:style-name="P7"/>
      <text:p text:style-name="P7"/>
      <text:p text:style-name="P7"/>
      <text:h text:style-name="P16" text:outline-level="1">Serang, <text:span text:style-name="T11">06</text:span> <text:span text:style-name="T6">September</text:span> <text:s/>201<text:span text:style-name="T8">9</text:span></text:h>
      <text:p text:style-name="P11"/>
      <text:p text:style-name="P11"/>
      <text:p text:style-name="P11"/>
      <text:p text:style-name="P11"/>
      <text:h text:style-name="P17" text:outline-level="1"><text:span text:style-name="T14"><text:s text:c="4"/></text:span><text:span text:style-name="T12">Pupu Puspitasari</text:span>, S.Pd</text:h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id" fo:country="ID" style:letter-kerning="fals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id" fo:country="ID" style:letter-kerning="fals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2T10:01:00</meta:creation-date>
    <meta:initial-creator>Elfan_Elgi</meta:initial-creator>
    <dc:language>id-ID</dc:language>
    <meta:print-date>2011-02-03T19:45:00</meta:print-date>
    <dc:date>2019-09-05T15:37:20.434000000</dc:date>
    <meta:editing-cycles>24</meta:editing-cycles>
    <dc:title>Pengesahan Abstrak Bahasa Inggris</dc:title>
    <meta:editing-duration>PT38M37S</meta:editing-duration>
    <meta:generator>LibreOffice/6.0.4.2$Windows_X86_64 LibreOffice_project/9b0d9b32d5dcda91d2f1a96dc04c645c450872bf</meta:generator>
    <meta:document-statistic meta:table-count="0" meta:image-count="0" meta:object-count="0" meta:page-count="1" meta:paragraph-count="13" meta:word-count="81" meta:character-count="552" meta:non-whitespace-character-count="475"/>
    <meta:template xlink:type="simple" xlink:actuate="onRequest" xlink:title="Normal" xlink:href=""/>
  </office:meta>
</office:document-meta>
</file>